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0000" fo:font-size="14pt" officeooo:rsid="0011454f" officeooo:paragraph-rsid="0011454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ff0000" fo:font-size="14pt" officeooo:rsid="0011454f" officeooo:paragraph-rsid="0011454f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ff0000" fo:font-size="18pt" officeooo:rsid="0011454f" officeooo:paragraph-rsid="0011454f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009900" fo:font-size="14pt" officeooo:rsid="0011454f" officeooo:paragraph-rsid="0011454f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9900" fo:font-size="14pt" officeooo:rsid="0011454f" officeooo:paragraph-rsid="0011454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cc00cc" fo:font-size="14pt" officeooo:rsid="0011454f" officeooo:paragraph-rsid="0011454f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1454f" officeooo:paragraph-rsid="0011454f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color="#cc00cc" fo:font-size="14pt" officeooo:rsid="0011454f" officeooo:paragraph-rsid="0011454f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11454f" officeooo:paragraph-rsid="0011454f" style:font-size-asian="11pt" style:font-size-complex="11pt"/>
    </style:style>
    <style:style style:name="T1" style:family="text">
      <style:text-properties fo:color="#cc00cc"/>
    </style:style>
    <style:style style:name="T2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SLT Output</text:p>
      <text:p text:style-name="P1"/>
      <text:p text:style-name="P4">FILE SYSTEM INFORMATION</text:p>
      <text:p text:style-name="P2"><text:span text:style-name="T1">File System Type:</text:span> <text:tab/><text:tab/><text:tab/><text:span text:style-name="T2">NTFS</text:span></text:p>
      <text:p text:style-name="P2"><text:span text:style-name="T1">Volume Serial Number:</text:span> <text:tab/><text:tab/><text:span text:style-name="T2">A2A4F4DDA4F4B4BF</text:span></text:p>
      <text:p text:style-name="P2"><text:span text:style-name="T1">OEM Name:</text:span> <text:tab/><text:tab/><text:tab/><text:span text:style-name="T2">NTFS</text:span> <text:s text:c="3"/></text:p>
      <text:p text:style-name="P2"><text:span text:style-name="T1">Volume Name:</text:span> <text:tab/><text:tab/><text:tab/><text:span text:style-name="T2">Drive</text:span></text:p>
      <text:p text:style-name="P2"><text:span text:style-name="T1">Version: <text:tab/><text:tab/><text:tab/><text:tab/></text:span><text:span text:style-name="T2">Windows</text:span> <text:span text:style-name="T2">XP</text:span></text:p>
      <text:p text:style-name="P2"><text:span text:style-name="T2"/></text:p>
      <text:p text:style-name="P2"><text:span text:style-name="T2"/></text:p>
      <text:p text:style-name="P4">METADATA INFORMATION</text:p>
      <text:p text:style-name="P4"/>
      <text:p text:style-name="P2"><text:span text:style-name="T1">First Cluster of MFT: <text:tab/><text:tab/></text:span><text:span text:style-name="T2">87381</text:span></text:p>
      <text:p text:style-name="P6">First Cluster of MFT Mirror: <text:tab/><text:span text:style-name="T2">131071</text:span></text:p>
      <text:p text:style-name="P6">Size of MFT Entries: <text:tab/><text:tab/><text:span text:style-name="T2">1024 bytes</text:span></text:p>
      <text:p text:style-name="P6">Size of Index Records: <text:tab/><text:tab/><text:span text:style-name="T2">4096 bytes</text:span></text:p>
      <text:p text:style-name="P6">Range: <text:tab/><text:tab/><text:tab/><text:tab/><text:span text:style-name="T2">0 - 128</text:span></text:p>
      <text:p text:style-name="P6">Root Directory: <text:tab/><text:tab/><text:tab/><text:span text:style-name="T2">5</text:span></text:p>
      <text:p text:style-name="P6"><text:span text:style-name="T2"/></text:p>
      <text:p text:style-name="P4">CONTENT INFORMATION</text:p>
      <text:p text:style-name="P4"/>
      <text:p text:style-name="P6">Sector Size: <text:tab/><text:tab/><text:tab/><text:tab/><text:span text:style-name="T2">512</text:span></text:p>
      <text:p text:style-name="P6">Cluster Size: <text:tab/><text:tab/><text:tab/><text:span text:style-name="T2">4096</text:span></text:p>
      <text:p text:style-name="P6">Total Cluster Range: <text:tab/><text:tab/><text:span text:style-name="T2">0 - 262142</text:span></text:p>
      <text:p text:style-name="P6">Total Sector Range: <text:tab/><text:tab/><text:span text:style-name="T2">0 – 2097150</text:span></text:p>
      <text:p text:style-name="P6"><text:span text:style-name="T2"/></text:p>
      <text:p text:style-name="P5">$AttrDef Attribute Values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9">NAME:</text:p>
          </table:table-cell>
          <table:table-cell table:style-name="Table1.A1" office:value-type="string">
            <text:p text:style-name="P9">BLOCK:</text:p>
          </table:table-cell>
          <table:table-cell table:style-name="Table1.A1" office:value-type="string">
            <text:p text:style-name="P9">SIZE:</text:p>
          </table:table-cell>
          <table:table-cell table:style-name="Table1.D1" office:value-type="string">
            <text:p text:style-name="P9">FLAGS:</text:p>
          </table:table-cell>
        </table:table-row>
        <table:table-row>
          <table:table-cell table:style-name="Table1.A2" office:value-type="string">
            <text:p text:style-name="P10">$STANDARD_INFORMATION</text:p>
          </table:table-cell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8">48-72</text:p>
          </table:table-cell>
          <table:table-cell table:style-name="Table1.D2" office:value-type="string">
            <text:p text:style-name="P8">Resident</text:p>
          </table:table-cell>
        </table:table-row>
        <table:table-row>
          <table:table-cell table:style-name="Table1.A2" office:value-type="string">
            <text:p text:style-name="P10">$ATTRIBUTE_LIST</text:p>
          </table:table-cell>
          <table:table-cell table:style-name="Table1.A2" office:value-type="string">
            <text:p text:style-name="P8">32</text:p>
          </table:table-cell>
          <table:table-cell table:style-name="Table1.A2" office:value-type="string">
            <text:p text:style-name="P8">No Limit</text:p>
          </table:table-cell>
          <table:table-cell table:style-name="Table1.D2" office:value-type="string">
            <text:p text:style-name="P8">Non-resident</text:p>
          </table:table-cell>
        </table:table-row>
        <table:table-row>
          <table:table-cell table:style-name="Table1.A2" office:value-type="string">
            <text:p text:style-name="P10">$FILE_NAME</text:p>
          </table:table-cell>
          <table:table-cell table:style-name="Table1.A2" office:value-type="string">
            <text:p text:style-name="P8">48</text:p>
          </table:table-cell>
          <table:table-cell table:style-name="Table1.A2" office:value-type="string">
            <text:p text:style-name="P8">68-578</text:p>
          </table:table-cell>
          <table:table-cell table:style-name="Table1.D2" office:value-type="string">
            <text:p text:style-name="P8">Resident,Index</text:p>
          </table:table-cell>
        </table:table-row>
        <table:table-row>
          <table:table-cell table:style-name="Table1.A2" office:value-type="string">
            <text:p text:style-name="P10">$OBJECT_ID</text:p>
          </table:table-cell>
          <table:table-cell table:style-name="Table1.A2" office:value-type="string">
            <text:p text:style-name="P8">64</text:p>
          </table:table-cell>
          <table:table-cell table:style-name="Table1.A2" office:value-type="string">
            <text:p text:style-name="P8">0-256</text:p>
          </table:table-cell>
          <table:table-cell table:style-name="Table1.D2" office:value-type="string">
            <text:p text:style-name="P8">Resident</text:p>
          </table:table-cell>
        </table:table-row>
        <table:table-row>
          <table:table-cell table:style-name="Table1.A2" office:value-type="string">
            <text:p text:style-name="P10">$SECURITY_DESCRIPTOR</text:p>
          </table:table-cell>
          <table:table-cell table:style-name="Table1.A2" office:value-type="string">
            <text:p text:style-name="P8">80</text:p>
          </table:table-cell>
          <table:table-cell table:style-name="Table1.A2" office:value-type="string">
            <text:p text:style-name="P8">No Limit</text:p>
          </table:table-cell>
          <table:table-cell table:style-name="Table1.D2" office:value-type="string">
            <text:p text:style-name="P8">Non-resident</text:p>
          </table:table-cell>
        </table:table-row>
        <table:table-row>
          <table:table-cell table:style-name="Table1.A2" office:value-type="string">
            <text:p text:style-name="P10">$VOLUME_NAME</text:p>
          </table:table-cell>
          <table:table-cell table:style-name="Table1.A2" office:value-type="string">
            <text:p text:style-name="P8">96</text:p>
          </table:table-cell>
          <table:table-cell table:style-name="Table1.A2" office:value-type="string">
            <text:p text:style-name="P8">2-256</text:p>
          </table:table-cell>
          <table:table-cell table:style-name="Table1.D2" office:value-type="string">
            <text:p text:style-name="P8">Resident</text:p>
          </table:table-cell>
        </table:table-row>
        <table:table-row>
          <table:table-cell table:style-name="Table1.A2" office:value-type="string">
            <text:p text:style-name="P10">$VOLUME_INFORMATION</text:p>
          </table:table-cell>
          <table:table-cell table:style-name="Table1.A2" office:value-type="string">
            <text:p text:style-name="P8">112</text:p>
          </table:table-cell>
          <table:table-cell table:style-name="Table1.A2" office:value-type="string">
            <text:p text:style-name="P8">12-12</text:p>
          </table:table-cell>
          <table:table-cell table:style-name="Table1.D2" office:value-type="string">
            <text:p text:style-name="P8">Resident</text:p>
          </table:table-cell>
        </table:table-row>
        <table:table-row>
          <table:table-cell table:style-name="Table1.A2" office:value-type="string">
            <text:p text:style-name="P10">$DATA</text:p>
          </table:table-cell>
          <table:table-cell table:style-name="Table1.A2" office:value-type="string">
            <text:p text:style-name="P8">128</text:p>
          </table:table-cell>
          <table:table-cell table:style-name="Table1.A2" office:value-type="string">
            <text:p text:style-name="P8">No Limit</text:p>
          </table:table-cell>
          <table:table-cell table:style-name="Table1.D2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0:36:13.294452452</meta:creation-date>
    <dc:date>2016-12-07T00:52:12.973988147</dc:date>
    <meta:editing-duration>PT15S</meta:editing-duration>
    <meta:editing-cycles>1</meta:editing-cycles>
    <meta:document-statistic meta:table-count="1" meta:image-count="0" meta:object-count="0" meta:page-count="1" meta:paragraph-count="55" meta:word-count="114" meta:character-count="779" meta:non-whitespace-character-count="675"/>
    <meta:generator>LibreOffice/5.0.6.2$Linux_X86_64 LibreOffice_project/00$Build-2</meta:generator>
  </office:meta>
</office:document-meta>
</file>